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Segoe UI1" fo:font-weight="bold" officeooo:rsid="000b63e5" officeooo:paragraph-rsid="000b63e5" style:font-weight-asian="bold" style:font-weight-complex="bold"/>
    </style:style>
    <style:style style:name="P2" style:family="paragraph" style:parent-style-name="Standard">
      <style:paragraph-properties fo:text-align="justify" style:justify-single-word="false"/>
      <style:text-properties style:font-name="Segoe UI1" fo:font-weight="normal" officeooo:rsid="000b63e5" officeooo:paragraph-rsid="000b63e5" style:font-weight-asian="normal" style:font-weight-complex="normal"/>
    </style:style>
    <style:style style:name="P3" style:family="paragraph" style:parent-style-name="Standard">
      <style:paragraph-properties fo:text-align="justify" style:justify-single-word="false"/>
      <style:text-properties style:font-name="Segoe UI1" fo:font-weight="normal" officeooo:rsid="000c29e7" officeooo:paragraph-rsid="000c29e7" style:font-weight-asian="normal" style:font-weight-complex="normal"/>
    </style:style>
    <style:style style:name="P4" style:family="paragraph" style:parent-style-name="Standard">
      <style:paragraph-properties fo:text-align="justify" style:justify-single-word="false"/>
      <style:text-properties style:font-name="Segoe UI1" fo:font-weight="normal" officeooo:rsid="000eb9b1" officeooo:paragraph-rsid="000eb9b1" style:font-weight-asian="normal" style:font-weight-complex="normal"/>
    </style:style>
    <style:style style:name="P5" style:family="paragraph" style:parent-style-name="Standard">
      <style:paragraph-properties fo:text-align="justify" style:justify-single-word="false"/>
      <style:text-properties style:font-name="Segoe UI1" fo:font-weight="normal" officeooo:rsid="0010461c" officeooo:paragraph-rsid="0010461c" style:font-weight-asian="normal" style:font-weight-complex="normal"/>
    </style:style>
    <style:style style:name="P6" style:family="paragraph" style:parent-style-name="Standard">
      <style:paragraph-properties fo:text-align="justify" style:justify-single-word="false"/>
      <style:text-properties style:font-name="Segoe UI1" fo:font-weight="normal" officeooo:rsid="0011e1da" officeooo:paragraph-rsid="0011e1da" style:font-weight-asian="normal" style:font-weight-complex="normal"/>
    </style:style>
    <style:style style:name="P7" style:family="paragraph" style:parent-style-name="Standard">
      <style:paragraph-properties fo:text-align="justify" style:justify-single-word="false"/>
      <style:text-properties style:font-name="Segoe UI1"/>
    </style:style>
    <style:style style:name="T1" style:family="text">
      <style:text-properties fo:font-weight="bold" style:font-weight-asian="bold" style:font-weight-complex="bold"/>
    </style:style>
    <style:style style:name="T2" style:family="text">
      <style:text-properties fo:font-weight="bold" officeooo:rsid="000dbd2c" style:font-weight-asian="bold" style:font-weight-complex="bold"/>
    </style:style>
    <style:style style:name="T3" style:family="text">
      <style:text-properties fo:font-weight="bold" officeooo:rsid="0010461c" style:font-weight-asian="bold" style:font-weight-complex="bold"/>
    </style:style>
    <style:style style:name="T4" style:family="text">
      <style:text-properties officeooo:rsid="0010461c"/>
    </style:style>
    <style:style style:name="T5" style:family="text">
      <style:text-properties officeooo:rsid="0011e1da"/>
    </style:style>
    <style:style style:name="T6" style:family="text">
      <style:text-properties style:text-underline-style="solid" style:text-underline-width="auto" style:text-underline-color="font-color"/>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 define como ciclo de vida del software al conjunto de tapas por las cuales pasa un proyecto durante su “vida”. Este proceso normalmente consta de <text:s/>etapas bien diferenciadas que son: <text:span text:style-name="T1">Especificación y Análisis de requisitos, </text:span><text:span text:style-name="T2">D</text:span><text:span text:style-name="T1">iseño del software, Codificación del software, </text:span><text:span text:style-name="T2">P</text:span><text:span text:style-name="T1">ruebas o </text:span><text:span text:style-name="T2">T</text:span><text:span text:style-name="T1">ests, Instalación y </text:span><text:span text:style-name="T2">P</text:span><text:span text:style-name="T1">roducción, y Mantenimiento.</text:span></text:p>
      <text:p text:style-name="P4">1. <text:span text:style-name="T1">Fase de especificación:</text:span> En esta etapa se prepara el diseño y la implementación del producto o software. Aquí es necesario definir el margen del proyecto y optar por una metodología para su desarrollo. Es imprescindible también definir los plazos de tiempo para llevar a acabo ciertas tareas o reuniones que sean necesarias y designar los roles que le corresponderán a cada miembro del equipo de trabajo.</text:p>
      <text:p text:style-name="P4">2. <text:s/><text:span text:style-name="T1">Fase de análisis </text:span><text:span text:style-name="T3">y requisitos</text:span><text:span text:style-name="T1">:</text:span> Una escogida la metodología de desarrollo de software, se puede empezar por concretar una serie de requisitos que debería cumplir el software, estos determinan entre otros aspectos los cambios que son posibles de hacer en el proyecto si se optara por una actualización por ejemplo.</text:p>
      <text:p text:style-name="P4">3. <text:s/><text:span text:style-name="T3">Fase de diseño del software: </text:span><text:span text:style-name="T4">En esta etapa se determina como el software debe cumplir con los requisitos aplicables. Conviene entonces, identificar variedad de soluciones posibles para el problema que se esté tratando, evaluarlas y determinar cuál de ellas es la más conveniente. Llegados a una solución se procede con optar por un hardware y software auxiliar como herramientas para desarrollar el proyecto.</text:span></text:p>
      <text:p text:style-name="P5">4. <text:s/><text:span text:style-name="T1">Fase de codificación del software: </text:span><text:s/>Esta etapa marca básicamente el inicio de la implementación del software.</text:p>
      <text:p text:style-name="P5">5. <text:span text:style-name="T1">Fase de pruebas y tests: </text:span>Una vez finalizada la etapa de codificación, nos queda realizar una serie de pruebas para determinar que el producto cumple con los requisitos establecidos. <text:span text:style-name="T5">Se deben repetir las pruebas tantas veces como sea necesario para hasta que el cliente esté con forme con el producto final.</text:span></text:p>
      <text:p text:style-name="P6">6. <text:s/><text:span text:style-name="T1">Fase de instalación y producción: </text:span><text:s/></text:p>
      <text:p text:style-name="P1"/>
      <text:p text:style-name="P1">Modelo en cascada</text:p>
      <text:p text:style-name="P2"/>
      <text:p text:style-name="P2"/>
      <text:p text:style-name="P1">Modelo por prototipos</text:p>
      <text:p text:style-name="P2"/>
      <text:p text:style-name="P2"/>
      <text:p text:style-name="P1">Modelo evolutivo</text:p>
      <text:p text:style-name="P2"/>
      <text:p text:style-name="P2"/>
      <text:p text:style-name="P1">Modelo incremental</text:p>
      <text:p text:style-name="P2"/>
      <text:p text:style-name="P2"/>
      <text:p text:style-name="P1">Modelo en espiral</text:p>
      <text:p text:style-name="P2"/>
      <text:p text:style-name="P2"/>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Bibliografía</text:p>
      <text:p text:style-name="P2">Apuntes ruth: ut1.5_ciclo_vida_sw.pdf</text:p>
      <text:p text:style-name="P2">https://es.wikipedia.org/wiki/Metodolog%C3%ADa_de_desarrollo_de_softw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7T18:34:17.491000000</dc:date>
    <meta:editing-duration>PT1M8S</meta:editing-duration>
    <meta:editing-cycles>1</meta:editing-cycles>
    <meta:generator>LibreOffice/7.2.1.2$Windows_X86_64 LibreOffice_project/87b77fad49947c1441b67c559c339af8f3517e22</meta:generator>
    <meta:document-statistic meta:table-count="0" meta:image-count="0" meta:object-count="0" meta:page-count="2" meta:paragraph-count="15" meta:word-count="325" meta:character-count="2138" meta:non-whitespace-character-count="1820"/>
  </office:meta>
</office:document-meta>
</file>